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373a3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4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4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3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421" draw:name="TextBox 4" svg:x="0in" svg:y="1.07575in" svg:width="13.33333in" svg:height="5.25078in">
          <draw:text-box>
            <text:list text:style-name="a383">
              <text:list-item>
                <text:p text:style-name="a382" text:class-names="" text:cond-style-name=""><text:span text:style-name="a381" text:class-names="">What are some of the main vendor lock-in issues the authors identify? How would you mitigate them?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/></text:p>
              </text:list-item>
            </text:list>
            <text:p text:style-name="a388" text:class-names="" text:cond-style-name=""><text:span text:style-name="a387" text:class-names="">Problems are based around vendor specific, proprietary solutions. There is lack of acceptances of worldwide standards (protectionism?) e.g.<text:line-break/></text:span></text:p>
            <text:list text:style-name="a391">
              <text:list-item>
                <text:p text:style-name="a390" text:class-names="" text:cond-style-name=""><text:span text:style-name="a389" text:class-names="">Lack of standard interfaces &amp; open AI’s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Lack of open standards for Virtual machine format &amp; service deployment interfaces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Lack of open formats for data interchange</text:span></text:p>
              </text:list-item>
            </text:list>
            <text:p text:style-name="a399" text:class-names="" text:cond-style-name=""><text:span text:style-name="a398" text:class-names=""/></text:p>
            <text:p text:style-name="a401" text:class-names="" text:cond-style-name=""><text:span text:style-name="a400" text:class-names="">These issues result in a lack of portability causing large costs if an enterprise wishes to change providers.</text:span></text:p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p text:style-name="a406" text:class-names="" text:cond-style-name=""><text:span text:style-name="a405" text:class-names="">Mitigation is challenging but can be based around:</text:span></text:p>
            <text:p text:style-name="a408" text:class-names="" text:cond-style-name=""><text:span text:style-name="a407" text:class-names=""/></text:p>
            <text:list text:style-name="a411">
              <text:list-item>
                <text:p text:style-name="a410" text:class-names="" text:cond-style-name=""><text:span text:style-name="a409" text:class-names="">Education: awareness of the issue of vendor lock-in.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A thorough understanding of the technicalities of any proposed cloud solution and their effects on lock-in.</text:span></text:p>
              </text:list-item>
            </text:list>
            <text:list text:style-name="a420">
              <text:list-item>
                <text:p text:style-name="a419" text:class-names="" text:cond-style-name=""><text:span text:style-name="a415" text:class-names="">Selection of providers who support as many standard formats as possible<text:s text:c="1"/></text:span><text:span text:style-name="a416" text:class-names="">e.g.</text:span><text:span text:style-name="a417" text:class-names=""><text:s text:c="1"/>protocols, data storage formats, APIs.</text:span><text:span text:style-name="a418" text:class-names=""/></text:p>
              </text:list-item>
            </text:list>
          </draw:text-box>
          <svg:title/>
          <svg:desc/>
        </draw:frame>
        <draw:frame draw:id="id64" draw:style-name="a424" draw:name="TextBox 5" svg:x="3.05943in" svg:y="0.21698in" svg:width="8.31793in" svg:height="0.50488in">
          <draw:text-box>
            <text:p text:style-name="a423" text:class-names="" text:cond-style-name=""><text:span text:style-name="a422" text:class-names="">Seminar 5: DR Solutions Design and Review</text:span></text:p>
          </draw:text-box>
          <svg:title/>
          <svg:desc/>
        </draw:frame>
      </draw:page>
      <draw:page draw:name="Slide2" draw:style-name="a425" draw:master-page-name="Master1-Layout2-obj-Title-and-Content" presentation:presentation-page-layout-name="Master1-PPL2" draw:id="Slide-257">
        <draw:frame draw:id="id65" draw:style-name="a455" draw:name="TextBox 4" svg:x="0.38915in" svg:y="0.42489in" svg:width="12.63915in" svg:height="3.73613in">
          <draw:text-box>
            <text:list text:style-name="a428">
              <text:list-item>
                <text:p text:style-name="a427" text:class-names="" text:cond-style-name=""><text:span text:style-name="a426" text:class-names="">What are some of the security concerns with the modern cloud? How can these be mitigated?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If data is stored in different locations, then this may complicate legal and regulatory compliance (this was the highest concern among respondents in the author’s survey).</text:span></text:p>
              </text:list-item>
            </text:list>
            <text:list text:style-name="a438">
              <text:list-item>
                <text:p text:style-name="a437" text:class-names="" text:cond-style-name=""><text:span text:style-name="a435" text:class-names="">Cyber attacks</text:span><text:span text:style-name="a436" text:class-names=""><text:s text:c="1"/>resulting in the legal, financial and reputational ramifications of data breaches.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p text:style-name="a443" text:class-names="" text:cond-style-name=""><text:span text:style-name="a442" text:class-names="">Mitigations to security concerns can include:</text:span></text:p>
            <text:p text:style-name="a445" text:class-names="" text:cond-style-name=""><text:span text:style-name="a444" text:class-names=""/></text:p>
            <text:list text:style-name="a448">
              <text:list-item>
                <text:p text:style-name="a447" text:class-names="" text:cond-style-name=""><text:span text:style-name="a446" text:class-names="">Robust security policies controlling access to data.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Due diligence when choosing a service provider. Despite this, even if an enterprise can show due diligence regarding data security of a cloud provider, the data owner is often held liable for breaches by the ICO.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Cyber insurance - this may mitigate financial loss but not reputational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/05/202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2/05/2023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2/05/2023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2/05/202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2/05/202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2/05/202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2/05/202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2/05/202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2/05/202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2/05/2023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2/05/2023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2/05/2023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Steve Fisher</meta:initial-creator>
    <dc:creator>Steve Fisher</dc:creator>
    <meta:creation-date>2023-05-12T07:01:18Z</meta:creation-date>
    <dc:date>2023-05-28T15:26:22Z</dc:date>
    <meta:editing-cycles>1</meta:editing-cycles>
    <meta:editing-duration>PT8793S</meta:editing-duration>
    <meta:document-statistic meta:paragraph-count="25" meta:word-count="286"/>
  </office:meta>
</office:document-meta>
</file>